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872c7"/>
    </style:style>
    <style:style style:name="P2" style:family="paragraph" style:parent-style-name="Standard">
      <style:paragraph-properties fo:text-align="start" style:justify-single-word="false"/>
      <style:text-properties fo:font-size="12pt" fo:font-style="italic" fo:font-weight="normal" officeooo:rsid="000872c7" officeooo:paragraph-rsid="000872c7" style:font-size-asian="10.5pt" style:font-style-asian="italic" style:font-weight-asian="normal" style:font-size-complex="12pt" style:font-style-complex="italic" style:font-weight-complex="normal"/>
    </style:style>
    <style:style style:name="P3" style:family="paragraph" style:parent-style-name="Standard">
      <style:paragraph-properties fo:text-align="center" style:justify-single-word="false"/>
      <style:text-properties fo:font-size="18pt" fo:font-style="normal" fo:font-weight="bold" officeooo:rsid="000872c7" officeooo:paragraph-rsid="000872c7" style:font-size-asian="18pt" style:font-style-asian="normal" style:font-weight-asian="bold" style:font-size-complex="18pt" style:font-style-complex="normal" style:font-weight-complex="bold"/>
    </style:style>
    <style:style style:name="P4" style:family="paragraph" style:parent-style-name="Standard">
      <style:paragraph-properties fo:text-align="start" style:justify-single-word="false"/>
      <style:text-properties officeooo:rsid="000872c7" officeooo:paragraph-rsid="000872c7"/>
    </style:style>
    <style:style style:name="P5" style:family="paragraph" style:parent-style-name="Standard" style:list-style-name="L1">
      <style:paragraph-properties fo:text-align="start" style:justify-single-word="false"/>
      <style:text-properties officeooo:rsid="000872c7" officeooo:paragraph-rsid="000872c7"/>
    </style:style>
    <style:style style:name="P6" style:family="paragraph" style:parent-style-name="Standard">
      <style:paragraph-properties fo:text-align="start" style:justify-single-word="false"/>
      <style:text-properties officeooo:rsid="0009ff8f" officeooo:paragraph-rsid="000872c7"/>
    </style:style>
    <style:style style:name="P7" style:family="paragraph" style:parent-style-name="Standard">
      <style:paragraph-properties fo:text-align="start" style:justify-single-word="false"/>
      <style:text-properties officeooo:rsid="0009ff8f" officeooo:paragraph-rsid="0009ff8f"/>
    </style:style>
    <style:style style:name="P8" style:family="paragraph" style:parent-style-name="Standard">
      <style:paragraph-properties fo:text-align="start" style:justify-single-word="false"/>
      <style:text-properties officeooo:rsid="000b66b9" officeooo:paragraph-rsid="000b66b9"/>
    </style:style>
    <style:style style:name="P9" style:family="paragraph" style:parent-style-name="Standard">
      <style:paragraph-properties fo:text-align="start" style:justify-single-word="false"/>
      <style:text-properties officeooo:rsid="000e0260" officeooo:paragraph-rsid="000e0260"/>
    </style:style>
    <style:style style:name="P10" style:family="paragraph" style:parent-style-name="Standard">
      <style:paragraph-properties fo:text-align="start" style:justify-single-word="false"/>
      <style:text-properties officeooo:rsid="000f36b2" officeooo:paragraph-rsid="000f36b2"/>
    </style:style>
    <style:style style:name="P11" style:family="paragraph" style:parent-style-name="Standard">
      <style:paragraph-properties fo:text-align="start" style:justify-single-word="false"/>
      <style:text-properties officeooo:rsid="00155449" officeooo:paragraph-rsid="00155449"/>
    </style:style>
    <style:style style:name="P12" style:family="paragraph" style:parent-style-name="Standard">
      <style:paragraph-properties fo:text-align="start" style:justify-single-word="false"/>
      <style:text-properties officeooo:rsid="00166597" officeooo:paragraph-rsid="00166597"/>
    </style:style>
    <style:style style:name="P13" style:family="paragraph" style:parent-style-name="Footer">
      <style:paragraph-properties fo:text-align="start" style:justify-single-word="false"/>
      <style:text-properties officeooo:rsid="000872c7" officeooo:paragraph-rsid="000872c7"/>
    </style:style>
    <style:style style:name="T1" style:family="text">
      <style:text-properties officeooo:rsid="000872c7"/>
    </style:style>
    <style:style style:name="T2" style:family="text">
      <style:text-properties officeooo:rsid="00101b0f"/>
    </style:style>
    <style:style style:name="T3" style:family="text">
      <style:text-properties officeooo:rsid="00117ef4"/>
    </style:style>
    <style:style style:name="T4" style:family="text">
      <style:text-properties officeooo:rsid="00176732"/>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man Ariel (Chef de projet)</text:p>
      <text:p text:style-name="P2">Cartoux Tristan</text:p>
      <text:p text:style-name="P2">Dupuy Nicolas</text:p>
      <text:p text:style-name="P3"/>
      <text:p text:style-name="P3">Fonctionnalités potentielles Tamagotchi</text:p>
      <text:p text:style-name="P3"/>
      <text:p text:style-name="P3"/>
      <text:p text:style-name="P1"><text:span text:style-name="T1"><text:tab/>Le temps en jeu se déroulera par défaut en temps réel ( 1h en jeu = 1h réelle ) mais son écoulement sera réglable (notamment pour effectuer des tests). Le jeu gérera donc un cycle jour / nuit de 24h. Le Tamagotchi dormant en même temps que l'utilisateur (horaire fixe de nuit ou paramétrable?) mais pouvant être réveillé, impactant sa jauge de sommeil.</text:span></text:p>
      <text:p text:style-name="P4"/>
      <text:p text:style-name="P1"><text:span text:style-name="T1"><text:tab/>Besoins du Tamagotchi (représentés par des jauges) :</text:span></text:p>
      <text:p text:style-name="P1"/>
      <text:list xml:id="list8293407256111157168" text:style-name="L1">
        <text:list-item>
          <text:p text:style-name="P5">Boire</text:p>
        </text:list-item>
        <text:list-item>
          <text:p text:style-name="P5">Manger</text:p>
        </text:list-item>
        <text:list-item>
          <text:p text:style-name="P5">Dormir</text:p>
        </text:list-item>
        <text:list-item>
          <text:p text:style-name="P5">Vie sociale ( jouer, promener, interagir avec d'autres Tamagotchi... )</text:p>
        </text:list-item>
        <text:list-item>
          <text:p text:style-name="P5">Hygiène</text:p>
        </text:list-item>
        <text:list-item>
          <text:p text:style-name="P5">Faire ses besoins <text:span text:style-name="T2">(obligation de promener ou litière?)</text:span></text:p>
        </text:list-item>
      </text:list>
      <text:p text:style-name="P1"/>
      <text:p text:style-name="P1"/>
      <text:p text:style-name="P1"><text:span text:style-name="T1"><text:tab/>Le Tamagotchi peut aussi avoir des envies spécifiques comme vouloir se promener, rencontrer ses amis ou jouer à un certain jeu.</text:span></text:p>
      <text:p text:style-name="P6"/>
      <text:p text:style-name="P7"><text:tab/>L'accomplissement de ces envies ainsi que de ces besoins influera sur une jauge d'humeur impactant sur les interactions possibles avec l'animal (il pourra par exemple refuser de jouer si il est de mauvaise humeur) et sur un niveau d'affection (qui peut être négatif).</text:p>
      <text:p text:style-name="P7">L'humeur représente donc l'état général du Tamagotchi à un moment précis tandis que l'affection symbolise le lien affectif avec le joueur sur le long terme.</text:p>
      <text:p text:style-name="P7"/>
      <text:p text:style-name="P8">L'animal peut être affecté de maladies de manière aléatoire, les chances d'en attraper sont plus élevées si son hygiène est faible. <text:span text:style-name="T3">Pour le soigner il faudra alors aller voir un vétérinaire qui donnera au joueur des objectifs pour le guérir (donner médicament toutes les x heures et/ou garder certaines jauges au-dessus d'un certain niveau). La maladie se présente alors sous la forme d'une jauge à réduire à 0 (non visible?), si les soins sont administrés correctement la jauge est réduite de x à chaque fois jusqu'à la guérison. Des soins non administrés ou admnistrés au mauvais moment font progresser la maladie jusqu'à une possible mort du Tamagotchi.</text:span></text:p>
      <text:p text:style-name="P8"/>
      <text:p text:style-name="P8">Certains jeux avec le Tamagotchi déclenche un mini-jeu.</text:p>
      <text:p text:style-name="P8"/>
      <text:p text:style-name="P8">Des effets météo s'activent aléatoirement empêchant le joueur de sortir ou affectant de diverses manières les sorties, promenades…</text:p>
      <text:p text:style-name="P8"/>
      <text:p text:style-name="P9">D'autres Tamagotchi peuvent être rencontrés lors des sorties et il est possible d'avoir certaines interactions avec : jouer, « parler »…</text:p>
      <text:p text:style-name="P9"/>
      <text:p text:style-name="P10"/>
      <text:p text:style-name="P10"><text:soft-page-break/>Le Tamagotchi n'a pas de durée de vie limitée (ou paramétrable?) mais peut mourir si il est délaissé (mauvais hygiène, maladie, faim…).</text:p>
      <text:p text:style-name="P10"/>
      <text:p text:style-name="P12">Il est possible de personnaliser l'apparence de son compagnon (et de sa maison?), cela n'influe pas sur le déroulement du jeu <text:span text:style-name="T4">(ou sur l'humeur de l'animal?)</text:span>.</text:p>
      <text:p text:style-name="P10"/>
      <text:p text:style-name="P11">Un niveau d'affection élevé récompensera le joueur en débloquant de nouveaux jeux, nourriture, lieux, accessoires… Cela sera soit via des cadeaux aléatoires soit via un système de « jetons » permettant d'acheter les récompenses désirées dans un magas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0872c7" officeooo:paragraph-rsid="000872c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odélisation Objet – UML <text:s text:c="73"/>Roman - Cartoux - Dupuy</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toux Tristan</meta:initial-creator>
    <meta:creation-date>2014-09-24T18:19:16</meta:creation-date>
    <dc:date>2014-10-08T09:41:17.732000000</dc:date>
    <meta:editing-duration>PT1H11M27S</meta:editing-duration>
    <meta:editing-cycles>16</meta:editing-cycles>
    <meta:generator>LibreOffice/4.2.5.2$Windows_x86 LibreOffice_project/61cb170a04bb1f12e77c884eab9192be736ec5f5</meta:generator>
    <meta:document-statistic meta:table-count="0" meta:image-count="0" meta:object-count="0" meta:page-count="2" meta:paragraph-count="23" meta:word-count="448" meta:character-count="2850" meta:non-whitespace-character-count="2353"/>
  </office:meta>
</office:document-meta>
</file>